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B5F7159F.png" manifest:media-type="image/png"/>
  <manifest:file-entry manifest:full-path="Pictures/100002010000030000000300F6F7A03E.png" manifest:media-type="image/png"/>
  <manifest:file-entry manifest:full-path="Pictures/1000020100000244000002011DABBC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9999ff" draw:textarea-horizontal-align="justify" draw:textarea-vertical-align="middle" draw:auto-grow-height="false" fo:min-height="2.29cm" fo:min-width="6.914cm"/>
    </style:style>
    <style:style style:name="gr2" style:family="graphic" style:parent-style-name="standard">
      <style:graphic-properties svg:stroke-color="#111111" draw:fill-color="#ffffff" draw:textarea-horizontal-align="justify" draw:textarea-vertical-align="middle" draw:auto-grow-height="false" fo:min-height="1.274cm" fo:min-width="3.564cm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 fo:min-height="2.036cm" fo:min-width="6.99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cc9966" draw:fill-color="#cc9966" draw:textarea-horizontal-align="justify" draw:textarea-vertical-align="middle" draw:auto-grow-height="false" fo:min-height="4.603cm" fo:min-width="0.756cm"/>
    </style:style>
    <style:style style:name="gr7" style:family="graphic" style:parent-style-name="standard">
      <style:graphic-properties svg:stroke-color="#cc9966" draw:fill-color="#cc9966" draw:textarea-horizontal-align="justify" draw:textarea-vertical-align="middle" draw:auto-grow-height="false" fo:min-height="1.301cm" fo:min-width="4.36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53cm" svg:stroke-color="#111111" draw:marker-start="" draw:marker-start-width="0.379cm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9999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808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c9966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-color="#cc9966"/>
      <style:paragraph-properties fo:text-align="end"/>
    </style:style>
    <style:style style:name="P10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414cm" svg:height="2.54cm" svg:x="15.373cm" svg:y="8.804cm">
          <text:p text:style-name="P1">MRTE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2" draw:text-style-name="P4" draw:layer="layout" svg:width="4.064cm" svg:height="1.524cm" svg:x="1.762cm" svg:y="4.71cm">
            <text:p text:style-name="P3">Profiler</text:p>
            <text:p text:style-name="P3">Specification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2" draw:text-style-name="P4" draw:layer="layout" svg:width="4.064cm" svg:height="1.524cm" svg:x="1.762cm" svg:y="7.01cm">
            <text:p text:style-name="P3">Profiler</text:p>
            <text:p text:style-name="P3">Specification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2" draw:text-style-name="P4" draw:layer="layout" svg:width="4.064cm" svg:height="1.524cm" svg:x="1.762cm" svg:y="9.41cm">
            <text:p text:style-name="P3">Profiler</text:p>
            <text:p text:style-name="P3">Specification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5" draw:layer="layout" svg:width="7.493cm" svg:height="2.286cm" svg:x="15.351cm" svg:y="2.162cm">
          <text:p text:style-name="P1">Application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404cm" svg:height="1.242cm" svg:x="4.295cm" svg:y="4.076cm">
          <draw:image xlink:href="Pictures/1000020100000244000002011DABBC08.png" xlink:type="simple" xlink:show="embed" xlink:actuate="onLoad">
            <text:p/>
          </draw:image>
        </draw:frame>
        <draw:frame draw:style-name="gr4" draw:text-style-name="P1" draw:layer="layout" svg:width="1.404cm" svg:height="1.242cm" svg:x="4.295cm" svg:y="6.376cm">
          <draw:image xlink:href="Pictures/1000020100000244000002011DABBC08.png" xlink:type="simple" xlink:show="embed" xlink:actuate="onLoad">
            <text:p/>
          </draw:image>
        </draw:frame>
        <draw:frame draw:style-name="gr4" draw:text-style-name="P1" draw:layer="layout" svg:width="1.404cm" svg:height="1.242cm" svg:x="4.295cm" svg:y="8.776cm">
          <draw:image xlink:href="Pictures/1000020100000244000002011DABBC08.png" xlink:type="simple" xlink:show="embed" xlink:actuate="onLoad">
            <text:p/>
          </draw:image>
        </draw:frame>
        <draw:frame draw:style-name="gr4" draw:text-style-name="P1" xml:id="id2" draw:id="id2" draw:layer="layout" svg:width="2.092cm" svg:height="2.092cm" svg:x="8.258cm" svg:y="6.701cm">
          <draw:image xlink:href="Pictures/100002010000030000000300F6F7A03E.png" xlink:type="simple" xlink:show="embed" xlink:actuate="onLoad">
            <text:p/>
          </draw:image>
        </draw:frame>
        <draw:connector draw:style-name="gr5" draw:text-style-name="P6" draw:layer="layout" draw:type="curve" svg:x1="5.826cm" svg:y1="5.472cm" svg:x2="9.304cm" svg:y2="6.701cm" draw:start-shape="id1" draw:start-glue-point="1" draw:end-shape="id2" draw:end-glue-point="0" svg:d="M5826 5472c2319 0 3478 409 3478 1229" svg:viewBox="0 0 3479 1230">
          <text:p/>
        </draw:connector>
        <draw:connector draw:style-name="gr5" draw:text-style-name="P6" draw:layer="layout" draw:type="line" svg:x1="5.826cm" svg:y1="7.772cm" svg:x2="8.258cm" svg:y2="7.747cm" draw:start-shape="id3" draw:start-glue-point="1" draw:end-shape="id2" draw:end-glue-point="3" svg:d="M5826 7772l2432-25" svg:viewBox="0 0 2433 26">
          <text:p/>
        </draw:connector>
        <draw:connector draw:style-name="gr5" draw:text-style-name="P6" draw:layer="layout" draw:type="curve" svg:x1="5.826cm" svg:y1="10.172cm" svg:x2="9.304cm" svg:y2="8.793cm" draw:start-shape="id4" draw:start-glue-point="1" draw:end-shape="id2" draw:end-glue-point="2" svg:d="M5826 10172c2319 0 3478-459 3478-1379" svg:viewBox="0 0 3479 1380">
          <text:p/>
        </draw:connector>
        <draw:connector draw:style-name="gr5" draw:text-style-name="P6" draw:layer="layout" draw:type="curve" svg:x1="10.35cm" svg:y1="7.747cm" svg:x2="12.315cm" svg:y2="8.998cm" draw:start-shape="id2" draw:end-shape="id5" draw:end-glue-point="3" svg:d="M10350 7747c1474 0 492 1251 1965 1251" svg:viewBox="0 0 1966 1252">
          <text:p/>
        </draw:connector>
        <draw:connector draw:style-name="gr5" draw:text-style-name="P6" draw:layer="layout" draw:type="curve" svg:x1="10.35cm" svg:y1="7.747cm" svg:x2="12.314cm" svg:y2="4.797cm" draw:start-shape="id2" draw:start-glue-point="1" draw:end-shape="id6" draw:end-glue-point="3" svg:d="M10350 7747c1473 0 491-2950 1964-2950" svg:viewBox="0 0 1965 2951">
          <text:p/>
        </draw:connector>
        <draw:connector draw:style-name="gr5" draw:text-style-name="P6" draw:layer="layout" draw:type="curve" svg:x1="10.35cm" svg:y1="7.747cm" svg:x2="12.315cm" svg:y2="6.898cm" draw:start-shape="id2" draw:start-glue-point="1" draw:end-shape="id7" draw:end-glue-point="3" svg:d="M10350 7747c1474 0 492-849 1965-849" svg:viewBox="0 0 1966 850">
          <text:p/>
        </draw:connector>
        <draw:g>
          <draw:custom-shape draw:style-name="gr6" draw:text-style-name="P7" draw:layer="layout" svg:width="1.256cm" svg:height="4.853cm" svg:x="13.573cm" svg:y="4.68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4.86cm" svg:height="1.551cm" svg:x="13.92cm" svg:y="7.985cm">
            <text:p text:style-name="P8">Data Collector</text:p>
            <draw:enhanced-geometry svg:viewBox="0 0 21600 21600" draw:type="rectangle" draw:enhanced-path="M 0 0 L 21600 0 21600 21600 0 21600 0 0 Z N"/>
          </draw:custom-shape>
        </draw:g>
        <draw:frame draw:style-name="gr4" draw:text-style-name="P1" xml:id="id6" draw:id="id6" draw:layer="layout" svg:width="1.991cm" svg:height="1.991cm" svg:x="12.314cm" svg:y="3.802cm">
          <draw:image xlink:href="Pictures/100002010000020000000200B5F7159F.png" xlink:type="simple" xlink:show="embed" xlink:actuate="onLoad">
            <text:p/>
          </draw:image>
        </draw:frame>
        <draw:frame draw:style-name="gr4" draw:text-style-name="P1" xml:id="id7" draw:id="id7" draw:layer="layout" svg:width="1.991cm" svg:height="1.991cm" svg:x="12.315cm" svg:y="5.903cm">
          <draw:image xlink:href="Pictures/100002010000020000000200B5F7159F.png" xlink:type="simple" xlink:show="embed" xlink:actuate="onLoad">
            <text:p/>
          </draw:image>
        </draw:frame>
        <draw:frame draw:style-name="gr4" draw:text-style-name="P1" xml:id="id5" draw:id="id5" draw:layer="layout" svg:width="1.991cm" svg:height="1.991cm" svg:x="12.315cm" svg:y="8.003cm">
          <draw:image xlink:href="Pictures/100002010000020000000200B5F7159F.png" xlink:type="simple" xlink:show="embed" xlink:actuate="onLoad">
            <text:p/>
          </draw:image>
        </draw:frame>
        <draw:line draw:style-name="gr8" draw:text-style-name="P6" draw:layer="layout" svg:x1="20.939cm" svg:y1="4.683cm" svg:x2="20.939cm" svg:y2="8.62cm">
          <text:p/>
        </draw:line>
        <draw:line draw:style-name="gr8" draw:text-style-name="P6" draw:layer="layout" svg:x1="16.839cm" svg:y1="4.663cm" svg:x2="16.875cm" svg:y2="7.985cm">
          <text:p/>
        </draw:line>
        <draw:frame draw:style-name="gr9" draw:text-style-name="P10" draw:layer="layout" svg:width="1.77cm" svg:height="1.397cm" svg:x="16.883cm" svg:y="5.572cm">
          <draw:text-box>
            <text:p>use</text:p>
          </draw:text-box>
        </draw:frame>
        <draw:frame draw:style-name="gr9" draw:text-style-name="P10" draw:layer="layout" svg:width="1.77cm" svg:height="1.397cm" svg:x="20.983cm" svg:y="5.573cm">
          <draw:text-box>
            <text:p>use</text:p>
          </draw:text-box>
        </draw:frame>
        <draw:frame draw:style-name="gr9" draw:text-style-name="P10" draw:layer="layout" svg:width="3.683cm" svg:height="1.397cm" svg:x="8.804cm" svg:y="11.618cm">
          <draw:text-box>
            <text:p>Compiler</text:p>
          </draw:text-box>
        </draw:frame>
        <draw:frame draw:style-name="gr10" draw:text-style-name="P10" draw:layer="layout" svg:width="0.714cm" svg:height="0.962cm" svg:x="1.381cm" svg:y="17.764cm">
          <draw:text-box>
            <text:p>`</text:p>
          </draw:text-box>
        </draw:frame>
        <draw:line draw:style-name="gr11" draw:text-style-name="P1" draw:layer="layout" svg:x1="10.244cm" svg:y1="11.36cm" svg:x2="9.89cm" svg:y2="9.0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9T14:17:34.299555845</meta:creation-date>
    <dc:date>2015-10-09T15:05:37.945258345</dc:date>
    <meta:editing-duration>PT17M32S</meta:editing-duration>
    <meta:editing-cycles>2</meta:editing-cycles>
    <meta:generator>LibreOffice/4.4.2.2$Linux_X86_64 LibreOffice_project/40m0$Build-2</meta:generator>
    <meta:document-statistic meta:object-count="31"/>
  </office:meta>
</office:document-meta>
</file>